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0b41"/>
    </style:style>
    <style:style style:name="T1" style:family="text">
      <style:text-properties officeooo:rsid="00120b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4b</text:span></text:p>
      <text:p text:style-name="P1"/>
      <text:p text:style-name="P1"/>
      <text:p text:style-name="P1">#include &lt;pthread.h&gt; </text:p>
      <text:p text:style-name="Standard">#include &lt;semaphore.h&gt; </text:p>
      <text:p text:style-name="Standard">#include &lt;stdio.h&gt; </text:p>
      <text:p text:style-name="Standard">sem_t wrt; </text:p>
      <text:p text:style-name="Standard">pthread_mutex_t mutex; </text:p>
      <text:p text:style-name="Standard">int cnt = 1;</text:p>
      <text:p text:style-name="Standard">int numreader = 0;</text:p>
      <text:p text:style-name="Standard">void *writer(void *wno)</text:p>
      <text:p text:style-name="Standard">{</text:p>
      <text:p text:style-name="Standard">sem_wait(&amp;wrt); </text:p>
      <text:p text:style-name="Standard">cnt = cnt*2;</text:p>
      <text:p text:style-name="Standard">printf("Writer %d modified count to %d\n",(*((int *)wno)),cnt); </text:p>
      <text:p text:style-name="Standard">sem_post(&amp;wrt);</text:p>
      <text:p text:style-name="Standard">}</text:p>
      <text:p text:style-name="Standard">void *reader(void *rno)</text:p>
      <text:p text:style-name="Standard">{</text:p>
      <text:p text:style-name="Standard">pthread_mutex_lock(&amp;mutex); </text:p>
      <text:p text:style-name="Standard">numreader++;</text:p>
      <text:p text:style-name="Standard">if(numreader == 1) </text:p>
      <text:p text:style-name="Standard">{</text:p>
      <text:p text:style-name="Standard">sem_wait(&amp;wrt); </text:p>
      <text:p text:style-name="Standard">}</text:p>
      <text:p text:style-name="Standard">pthread_mutex_unlock(&amp;mutex);</text:p>
      <text:p text:style-name="Standard">printf("Reader %d: read count as %d\n",*((int *)rno),cnt); </text:p>
      <text:p text:style-name="Standard">pthread_mutex_lock(&amp;mutex);</text:p>
      <text:p text:style-name="Standard">numreader--; if(numreader == 0) </text:p>
      <text:p text:style-name="Standard">{</text:p>
      <text:p text:style-name="Standard">sem_post(&amp;wrt); </text:p>
      <text:p text:style-name="Standard">}</text:p>
      <text:p text:style-name="Standard">pthread_mutex_unlock(&amp;mutex);</text:p>
      <text:p text:style-name="Standard"><text:s/></text:p>
      <text:p text:style-name="Standard">}</text:p>
      <text:p text:style-name="Standard"/>
      <text:p text:style-name="Standard"/>
      <text:p text:style-name="Standard">int main()</text:p>
      <text:p text:style-name="Standard">{</text:p>
      <text:p text:style-name="Standard">pthread_t read[10],write[5]; </text:p>
      <text:p text:style-name="Standard">pthread_mutex_init(&amp;mutex, NULL); </text:p>
      <text:p text:style-name="Standard">sem_init(&amp;wrt,0,1);</text:p>
      <text:p text:style-name="Standard">int a[10] = {1,2,3,4,5,6,7,8,9,10}; </text:p>
      <text:p text:style-name="Standard">for(int i = 0; i &lt; 10; i++) {</text:p>
      <text:p text:style-name="Standard">pthread_create(&amp;read[i], NULL, (void *)reader, (void *)&amp;a[i]);</text:p>
      <text:p text:style-name="Standard">}</text:p>
      <text:p text:style-name="Standard">for(int i = 0; i &lt; 5; i++) {</text:p>
      <text:p text:style-name="Standard">pthread_create(&amp;write[i], NULL, (void *)writer, (void *)&amp;a[i]);</text:p>
      <text:p text:style-name="Standard">}</text:p>
      <text:p text:style-name="Standard">for(int i = 0; i &lt; 10; i++) </text:p>
      <text:p text:style-name="Standard"><text:soft-page-break/>{ </text:p>
      <text:p text:style-name="Standard">pthread_join(read[i], NULL);</text:p>
      <text:p text:style-name="Standard">}</text:p>
      <text:p text:style-name="Standard">for(int i = 0; i &lt; 5; i++) </text:p>
      <text:p text:style-name="Standard">{ </text:p>
      <text:p text:style-name="Standard">pthread_join(write[i], NULL);</text:p>
      <text:p text:style-name="Standard">}</text:p>
      <text:p text:style-name="Standard"/>
      <text:p text:style-name="Standard"/>
      <text:p text:style-name="Standard">pthread_mutex_destroy(&amp;mutex); </text:p>
      <text:p text:style-name="Standard">sem_destroy(&amp;wrt);</text:p>
      <text:p text:style-name="Standard">return 0;</text:p>
      <text:p text:style-name="Standard"/>
      <text:p text:style-name="Standard"/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0:18:03.842605622</meta:creation-date>
    <dc:date>2025-11-08T10:18:22.349961694</dc:date>
    <meta:editing-duration>PT18S</meta:editing-duration>
    <meta:editing-cycles>1</meta:editing-cycles>
    <meta:document-statistic meta:table-count="0" meta:image-count="0" meta:object-count="0" meta:page-count="2" meta:paragraph-count="57" meta:word-count="140" meta:character-count="1048" meta:non-whitespace-character-count="943"/>
    <meta:generator>LibreOffice/7.3.7.2$Linux_X86_64 LibreOffice_project/30$Build-2</meta:generator>
  </office:meta>
</office:document-meta>
</file>